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top="0cm" fo:margin-bottom="0.494cm" style:contextual-spacing="false"/>
    </style:style>
    <style:style style:name="P3" style:family="paragraph" style:parent-style-name="Heading_20_1">
      <style:paragraph-properties fo:margin-top="0.494cm" fo:margin-bottom="0.494cm" style:contextual-spacing="false"/>
    </style:style>
    <style:style style:name="P4" style:family="paragraph" style:parent-style-name="Heading_20_1">
      <style:paragraph-properties fo:margin-top="0cm" fo:margin-bottom="0.494cm" style:contextual-spacing="false"/>
      <style:text-properties fo:language="ru" fo:country="RU" officeooo:rsid="0008d7db" officeooo:paragraph-rsid="0008d7db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loext:opacity="100%" style:font-name="Consolas" fo:font-size="10pt" fo:font-weight="bold" fo:background-color="#e8f2fe" loext:char-shading-value="0" style:font-size-asian="10pt" style:font-weight-asian="bold"/>
    </style:style>
    <style:style style:name="T5" style:family="text">
      <style:text-properties fo:color="#800000" loext:opacity="100%" style:font-name="Consolas" fo:font-size="10pt" fo:font-weight="bold" style:font-size-asian="10pt" style:font-weight-asian="bold"/>
    </style:style>
    <style:style style:name="T6" style:family="text">
      <style:text-properties fo:color="#000000" loext:opacity="100%" style:font-name="Consolas" fo:font-size="10pt" fo:background-color="#e8f2fe" loext:char-shading-value="0" style:font-size-asian="10pt"/>
    </style:style>
    <style:style style:name="T7" style:family="text">
      <style:text-properties fo:color="#000000" loext:opacity="100%" style:font-name="Consolas" fo:font-size="10pt" style:font-size-asian="10pt"/>
    </style:style>
    <style:style style:name="T8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ff0000" loext:opacity="100%" style:font-name="Consolas" fo:font-size="10pt" fo:background-color="#e8f2fe" loext:char-shading-value="0" style:font-size-asian="10pt"/>
    </style:style>
    <style:style style:name="T10" style:family="text">
      <style:text-properties fo:color="#ff0000" loext:opacity="100%" style:font-name="Consolas" fo:font-size="10pt" style:font-size-asian="10pt"/>
    </style:style>
    <style:style style:name="T11" style:family="text">
      <style:text-properties fo:color="#000080" loext:opacity="100%" style:font-name="Consolas" fo:font-size="10pt" fo:background-color="#e8f2fe" loext:char-shading-value="0" style:font-size-asian="10pt"/>
    </style:style>
    <style:style style:name="T12" style:family="text">
      <style:text-properties fo:color="#000080" loext:opacity="100%" style:font-name="Consolas" fo:font-size="10pt" fo:font-weight="bold" style:font-size-asian="10pt" style:font-weight-asian="bold"/>
    </style:style>
    <style:style style:name="T13" style:family="text">
      <style:text-properties fo:color="#008000" loext:opacity="100%" style:font-name="Consolas" fo:font-size="10pt" style:font-size-asian="10pt"/>
    </style:style>
    <style:style style:name="T14" style:family="text">
      <style:text-properties fo:color="#0000ff" loext:opacity="100%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Практическая работа</text:h>
      <text:h text:style-name="P2" text:outline-level="1"/>
      <text:h text:style-name="P4" text:outline-level="1">Сидаков Никита</text:h>
      <text:p text:style-name="Standard"><text:span text:style-name="T3"/></text:p>
      <text:p text:style-name="P5"><text:span text:style-name="T3">Часть 1</text:span></text:p>
      <text:p text:style-name="Standard">Задание 1: Напишите SQL-запрос для выборки всех столбцов из таблицы "airports".</text:p>
      <text:p text:style-name="Standard"/>
      <text:p text:style-name="Standard"><text:span text:style-name="T4">SELECT</text:span><text:span text:style-name="T6"> * </text:span><text:span text:style-name="T4">FROM</text:span><text:span text:style-name="T6"> airports</text:span><text:span text:style-name="T9">;</text:span></text:p>
      <text:p text:style-name="Standard"/>
      <text:p text:style-name="Standard">Задание 2: Напишите SQL-запрос для выборки столбцов "flight_no" и "departure_airport" из таблицы "flights".</text:p>
      <text:p text:style-name="Standard"/>
      <text:p text:style-name="Standard"><text:span text:style-name="T4">SELECT</text:span><text:span text:style-name="T6"> flight_no, departure_airport </text:span><text:span text:style-name="T4">FROM</text:span><text:span text:style-name="T6"> flights</text:span><text:span text:style-name="T9">;</text:span></text:p>
      <text:p text:style-name="Standard"/>
      <text:p text:style-name="Standard">Задание 3: Напишите SQL-запрос для выборки столбцов "ticket_no" и "amount" из таблицы "ticket_flights" с новыми именами "Номер билета" и "Стоимость".</text:p>
      <text:p text:style-name="Standard"/>
      <text:p text:style-name="Standard"><text:span text:style-name="T4">SELECT</text:span><text:span text:style-name="T6"> ticket_no </text:span><text:span text:style-name="T4">AS</text:span><text:span text:style-name="T6"> </text:span><text:span text:style-name="T11">"Номер билета"</text:span><text:span text:style-name="T6">, amount </text:span><text:span text:style-name="T4">AS</text:span><text:span text:style-name="T6"> </text:span><text:span text:style-name="T11">"Стоимость"</text:span><text:span text:style-name="T6"> </text:span><text:span text:style-name="T4">FROM</text:span><text:span text:style-name="T6"> ticket_flights</text:span><text:span text:style-name="T9">;</text:span></text:p>
      <text:p text:style-name="Standard"/>
      <text:p text:style-name="Standard">Задание 4: Напишите SQL-запрос для выборки столбца "scheduled_departure" из таблицы "flights" с условием, что "scheduled_departure" больше текущей даты и времени ( <text:span text:style-name="T3">функция </text:span><text:span text:style-name="T2">now</text:span><text:span text:style-name="T3">()</text:span> ).</text:p>
      <text:p text:style-name="Standard"/>
      <text:p text:style-name="P6"><text:span text:style-name="T5">SELECT</text:span><text:span text:style-name="T7"> scheduled_departure</text:span></text:p>
      <text:p text:style-name="P6"><text:span text:style-name="T5">FROM</text:span><text:span text:style-name="T7"> flights</text:span></text:p>
      <text:p text:style-name="Standard"><text:span text:style-name="T5">WHERE</text:span><text:span text:style-name="T7"> scheduled_departure &gt; </text:span><text:span text:style-name="T12">now</text:span><text:span text:style-name="T7">() </text:span><text:span text:style-name="T10">;</text:span></text:p>
      <text:p text:style-name="Standard"/>
      <text:p text:style-name="Standard"><text:soft-page-break/>Задание 5: Напишите SQL-запрос для выборки столбцов "passenger_name" и "fare_conditions" из таблицы "ticket_flights", отсортированных по алфавиту по столбцу "passenger_name".</text:p>
      <text:p text:style-name="Standard"/>
      <text:p text:style-name="P6"><text:span text:style-name="T5">SELECT</text:span><text:span text:style-name="T7"> </text:span><text:span text:style-name="T8">passenger_name</text:span><text:span text:style-name="T7">, fare_conditions</text:span></text:p>
      <text:p text:style-name="P6"><text:span text:style-name="T5">FROM</text:span><text:span text:style-name="T7"> ticket_flights</text:span></text:p>
      <text:p text:style-name="Standard"><text:span text:style-name="T5">ORDER</text:span><text:span text:style-name="T7"> </text:span><text:span text:style-name="T5">BY</text:span><text:span text:style-name="T7"> passenger_name </text:span><text:span text:style-name="T5">ASC</text:span><text:span text:style-name="T10">;</text:span></text:p>
      <text:p text:style-name="Standard"/>
      <text:p text:style-name="Standard"/>
      <text:p text:style-name="Standard">Задание 6: Напишите SQL-запрос для выборки столбца "flight_id" из таблицы "flights", где "status" равно 'Departed'.</text:p>
      <text:p text:style-name="Standard"/>
      <text:p text:style-name="P6"><text:span text:style-name="T5">SELECT</text:span><text:span text:style-name="T7"> flight_id</text:span></text:p>
      <text:p text:style-name="P6"><text:span text:style-name="T5">FROM</text:span><text:span text:style-name="T7"> flights</text:span></text:p>
      <text:p text:style-name="Standard"><text:span text:style-name="T5">WHERE</text:span><text:span text:style-name="T7"> </text:span><text:span text:style-name="T5">NOT</text:span><text:span text:style-name="T7"> (status = </text:span><text:span text:style-name="T13">'Departed'</text:span><text:span text:style-name="T7">)</text:span><text:span text:style-name="T10">;</text:span></text:p>
      <text:p text:style-name="Standard"/>
      <text:p text:style-name="Standard"/>
      <text:p text:style-name="Standard">Задание 7: Напишите SQL-запрос для выборки столбца "airport_name" из таблицы "airports", где "airport_name" содержит слово 'International'.</text:p>
      <text:p text:style-name="Standard"/>
      <text:p text:style-name="P6"><text:span text:style-name="T5">SELECT</text:span><text:span text:style-name="T7"> airport_name</text:span></text:p>
      <text:p text:style-name="P6"><text:span text:style-name="T5">FROM</text:span><text:span text:style-name="T7"> airports</text:span></text:p>
      <text:p text:style-name="Standard"><text:span text:style-name="T5">WHERE</text:span><text:span text:style-name="T7"> airport_name </text:span><text:span text:style-name="T5">LIKE</text:span><text:span text:style-name="T7"> </text:span><text:span text:style-name="T13">'%International'</text:span><text:span text:style-name="T10">;</text:span></text:p>
      <text:p text:style-name="Standard"/>
      <text:p text:style-name="Standard">Задание 8: Напишите SQL-запрос для выборки столбца "amount" из таблицы "ticket_flights", где "amount" меньше 5000 и "fare_conditions" равно 'Economy'.</text:p>
      <text:p text:style-name="Standard"/>
      <text:p text:style-name="P6"><text:span text:style-name="T5">SELECT</text:span><text:span text:style-name="T7"> amount</text:span></text:p>
      <text:p text:style-name="P6"><text:span text:style-name="T5">FROM</text:span><text:span text:style-name="T7"> ticket_flights</text:span></text:p>
      <text:p text:style-name="Standard"><text:span text:style-name="T5">WHERE</text:span><text:span text:style-name="T7"> amount &lt; </text:span><text:span text:style-name="T14">5000</text:span><text:span text:style-name="T7"> </text:span><text:span text:style-name="T5">AND</text:span><text:span text:style-name="T7"> fare_conditions = </text:span><text:span text:style-name="T13">'Economy'</text:span><text:span text:style-name="T10">;</text:span></text:p>
      <text:p text:style-name="Standard"><text:soft-page-break/>Задание 9: Напишите SQL-запрос для выборки столбца "flight_no" из таблицы "flights", отсортированных по убыванию по столбцу "scheduled_departure".</text:p>
      <text:p text:style-name="Standard"/>
      <text:p text:style-name="P6"><text:span text:style-name="T5">SELECT</text:span><text:span text:style-name="T7"> flight_no</text:span></text:p>
      <text:p text:style-name="P6"><text:span text:style-name="T5">FROM</text:span><text:span text:style-name="T7"> flights</text:span></text:p>
      <text:p text:style-name="Standard"><text:span text:style-name="T5">ORDER</text:span><text:span text:style-name="T7"> </text:span><text:span text:style-name="T5">BY</text:span><text:span text:style-name="T7"> scheduled_departure </text:span><text:span text:style-name="T5">DESC</text:span><text:span text:style-name="T10">;</text:span></text:p>
      <text:p text:style-name="Standard"/>
      <text:p text:style-name="Standard"/>
      <text:p text:style-name="Standard">Задание 10: Напишите SQL-запрос для выборки столбца "passenger_name" из таблицы "tickets", где "passenger_name" начинается с буквы 'A' и содержит 5 символов.</text:p>
      <text:p text:style-name="Standard"/>
      <text:p text:style-name="P6"><text:span text:style-name="T5">SELECT</text:span><text:span text:style-name="T7"> passenger_name</text:span></text:p>
      <text:p text:style-name="P6"><text:span text:style-name="T5">FROM</text:span><text:span text:style-name="T7"> tickets</text:span></text:p>
      <text:p text:style-name="Standard"><text:span text:style-name="T5">WHERE</text:span><text:span text:style-name="T7"> passenger_name </text:span><text:span text:style-name="T5">LIKE</text:span><text:span text:style-name="T7"> </text:span><text:span text:style-name="T13">'A____'</text:span><text:span text:style-name="T10">;</text:span></text:p>
      <text:p text:style-name="Standard"/>
      <text:p text:style-name="P5"><text:span text:style-name="T3">Часть 2</text:span></text:p>
      <text:p text:style-name="Standard">Задание 1: Найдите все бронирования, которые были сделаны после 1 января 2017 года и имеют общую стоимость больше 100000.</text:p>
      <text:p text:style-name="Standard"/>
      <text:p text:style-name="P6"><text:span text:style-name="T5">SELECT</text:span><text:span text:style-name="T7"> *</text:span></text:p>
      <text:p text:style-name="P6"><text:span text:style-name="T5">FROM</text:span><text:span text:style-name="T7"> bookings</text:span></text:p>
      <text:p text:style-name="Standard"><text:span text:style-name="T5">WHERE</text:span><text:span text:style-name="T7"> book_date &gt; </text:span><text:span text:style-name="T13">'1.01.2017'</text:span><text:span text:style-name="T7"> </text:span><text:span text:style-name="T5">AND</text:span><text:span text:style-name="T7"> total_amount &gt; </text:span><text:span text:style-name="T14">100000</text:span><text:span text:style-name="T10">;</text:span></text:p>
      <text:p text:style-name="Standard"/>
      <text:p text:style-name="Standard">Задание 2: Найдите все места в самолетах, которые имеют класс обслуживания 'Business' и не находятся в первых трех рядах. <text:span text:style-name="T1">(</text:span>Пример<text:span text:style-name="T1"> 7A – </text:span>7 ряд, место А)</text:p>
      <text:p text:style-name="Standard"/>
      <text:p text:style-name="P6"><text:span text:style-name="T5">SELECT</text:span><text:span text:style-name="T7"> *</text:span></text:p>
      <text:p text:style-name="P6"><text:span text:style-name="T5">FROM</text:span><text:span text:style-name="T7"> seats</text:span></text:p>
      <text:p text:style-name="Standard"><text:span text:style-name="T5">WHERE</text:span><text:span text:style-name="T7"> fare_conditions = </text:span><text:span text:style-name="T13">'Business'</text:span><text:span text:style-name="T7"> </text:span><text:span text:style-name="T5">AND</text:span><text:span text:style-name="T7"> seat_no &gt;= </text:span><text:span text:style-name="T13">'4A'</text:span><text:span text:style-name="T10">;</text:span></text:p>
      <text:p text:style-name="P5"><text:soft-page-break/><text:span text:style-name="T3">Часть 3</text:span></text:p>
      <text:p text:style-name="Standard">Задание 1: Напишите SQL-запрос, который выводит информацию о рейсах из таблицы "flights" и добавляет столбец "Статус рейса" на основе условий, следующих статусов: "Scheduled", "On Time", "Delayed", "Departed", "Arrived" и "Cancelled". Новый столбец должен иметь название "Flight Status".</text:p>
      <text:p text:style-name="Standard"/>
      <text:p text:style-name="P6"><text:span text:style-name="T5">SELECT</text:span><text:span text:style-name="T7"> *,</text:span></text:p>
      <text:p text:style-name="P6"><text:span text:style-name="T7"><text:s text:c="7"/></text:span><text:span text:style-name="T5">CASE</text:span><text:span text:style-name="T7"> </text:span></text:p>
      <text:p text:style-name="P6"><text:span text:style-name="T7"><text:s text:c="11"/></text:span><text:span text:style-name="T5">WHEN</text:span><text:span text:style-name="T7"> status = </text:span><text:span text:style-name="T13">'On Time'</text:span><text:span text:style-name="T7"> </text:span><text:span text:style-name="T5">THEN</text:span><text:span text:style-name="T7"> </text:span><text:span text:style-name="T13">'Вовремя'</text:span></text:p>
      <text:p text:style-name="P6"><text:span text:style-name="T7"><text:s text:c="11"/></text:span><text:span text:style-name="T5">WHEN</text:span><text:span text:style-name="T7"> status = </text:span><text:span text:style-name="T13">'Scheduled'</text:span><text:span text:style-name="T7"> </text:span><text:span text:style-name="T5">THEN</text:span><text:span text:style-name="T7"> </text:span><text:span text:style-name="T13">'Рейс доступен'</text:span></text:p>
      <text:p text:style-name="P6"><text:span text:style-name="T7"><text:s text:c="11"/></text:span><text:span text:style-name="T5">WHEN</text:span><text:span text:style-name="T7"> status = </text:span><text:span text:style-name="T13">'Delayed'</text:span><text:span text:style-name="T7"> </text:span><text:span text:style-name="T5">THEN</text:span><text:span text:style-name="T7"> </text:span><text:span text:style-name="T13">'Задержан'</text:span></text:p>
      <text:p text:style-name="P6"><text:span text:style-name="T7"><text:s text:c="11"/></text:span><text:span text:style-name="T5">WHEN</text:span><text:span text:style-name="T7"> status = </text:span><text:span text:style-name="T13">'Departed'</text:span><text:span text:style-name="T7"> </text:span><text:span text:style-name="T5">THEN</text:span><text:span text:style-name="T7"> </text:span><text:span text:style-name="T13">'Вылетел'</text:span></text:p>
      <text:p text:style-name="P6"><text:span text:style-name="T7"><text:s text:c="11"/></text:span><text:span text:style-name="T5">WHEN</text:span><text:span text:style-name="T7"> status = </text:span><text:span text:style-name="T13">'Arrived'</text:span><text:span text:style-name="T7"> </text:span><text:span text:style-name="T5">THEN</text:span><text:span text:style-name="T7"> </text:span><text:span text:style-name="T13">'Прибыл'</text:span></text:p>
      <text:p text:style-name="P6"><text:span text:style-name="T7"><text:s text:c="11"/></text:span><text:span text:style-name="T5">WHEN</text:span><text:span text:style-name="T7"> status = </text:span><text:span text:style-name="T13">'Cancelled'</text:span><text:span text:style-name="T7"> </text:span><text:span text:style-name="T5">THEN</text:span><text:span text:style-name="T7"> </text:span><text:span text:style-name="T13">'Рейс отменён'</text:span></text:p>
      <text:p text:style-name="P6"><text:span text:style-name="T7"><text:s text:c="11"/></text:span><text:span text:style-name="T5">ELSE</text:span><text:span text:style-name="T7"> </text:span><text:span text:style-name="T13">'Неизвестно'</text:span></text:p>
      <text:p text:style-name="P6"><text:span text:style-name="T7"><text:s text:c="7"/></text:span><text:span text:style-name="T5">END</text:span><text:span text:style-name="T7"> </text:span><text:span text:style-name="T5">AS</text:span><text:span text:style-name="T7"> flight_status</text:span></text:p>
      <text:p text:style-name="Standard"><text:span text:style-name="T5">FROM</text:span><text:span text:style-name="T7"> flights</text:span><text:span text:style-name="T10">;</text:span></text:p>
      <text:p text:style-name="Standard"/>
      <text:p text:style-name="Standard">Задание 2: Напишите запрос, который добавляет столбец "category", содержащий информацию о категории самолета на основе дальности полета. Если дальность полета меньше или равна 2000 км, категория будет "Short-haul". Если дальность полета от 2001 до 5000 км, категория будет "Medium-haul". Если дальность полета больше 5000 км, категория будет "Long-haul".</text:p>
      <text:p text:style-name="Standard"/>
      <text:p text:style-name="P6"><text:span text:style-name="T5">SELECT</text:span><text:span text:style-name="T7"> *,</text:span></text:p>
      <text:p text:style-name="P6"><text:span text:style-name="T7"><text:s text:c="7"/></text:span><text:span text:style-name="T5">CASE</text:span><text:span text:style-name="T7"> </text:span></text:p>
      <text:p text:style-name="P6"><text:span text:style-name="T7"><text:s text:c="11"/></text:span><text:span text:style-name="T5">WHEN</text:span><text:span text:style-name="T7"> </text:span><text:span text:style-name="T5">range</text:span><text:span text:style-name="T7"> &lt;= </text:span><text:span text:style-name="T14">2000</text:span><text:span text:style-name="T7"> </text:span><text:span text:style-name="T5">THEN</text:span><text:span text:style-name="T7"> </text:span><text:span text:style-name="T13">'Short-haul'</text:span></text:p>
      <text:p text:style-name="P6"><text:span text:style-name="T7"><text:s text:c="11"/></text:span><text:span text:style-name="T5">WHEN</text:span><text:span text:style-name="T7"> </text:span><text:span text:style-name="T5">range</text:span><text:span text:style-name="T7"> &gt;= </text:span><text:span text:style-name="T14">2001</text:span><text:span text:style-name="T7"> </text:span><text:span text:style-name="T5">and</text:span><text:span text:style-name="T7"> </text:span><text:span text:style-name="T5">range</text:span><text:span text:style-name="T7"> &lt;= </text:span><text:span text:style-name="T14">5000</text:span><text:span text:style-name="T7"> <text:s/></text:span><text:span text:style-name="T5">THEN</text:span><text:span text:style-name="T7"> </text:span><text:span text:style-name="T13">'Medium-haul'</text:span></text:p>
      <text:p text:style-name="P6"><text:span text:style-name="T7"><text:s text:c="11"/></text:span><text:span text:style-name="T5">WHEN</text:span><text:span text:style-name="T7"> </text:span><text:span text:style-name="T5">range</text:span><text:span text:style-name="T7"> &gt; </text:span><text:span text:style-name="T14">5000</text:span><text:span text:style-name="T7"> <text:s/></text:span><text:span text:style-name="T5">THEN</text:span><text:span text:style-name="T7"> </text:span><text:span text:style-name="T13">'Long-haul'</text:span></text:p>
      <text:p text:style-name="P6"><text:span text:style-name="T7"><text:s text:c="11"/></text:span><text:span text:style-name="T5">ELSE</text:span><text:span text:style-name="T7"> </text:span><text:span text:style-name="T13">'Неизвестно'</text:span></text:p>
      <text:p text:style-name="P6"><text:span text:style-name="T7"><text:s text:c="7"/></text:span><text:span text:style-name="T5">END</text:span><text:span text:style-name="T7"> </text:span><text:span text:style-name="T5">AS</text:span><text:span text:style-name="T7"> category</text:span></text:p>
      <text:p text:style-name="Standard"><text:span text:style-name="T5">FROM</text:span><text:span text:style-name="T7"> aircrafts</text:span><text:span text:style-name="T10">;</text:span></text:p>
      <text:p text:style-name="Standard"/>
      <text:p text:style-name="Standard"><text:soft-page-break/>Задание 3: Напишите запрос, который добавляет столбец "class_description", содержащий описание класса обслуживания места на основе информации из столбца "fare_conditions". Если класс обслуживания "Economy", описание будет "Эконом-класс". Если класс обслуживания "Business", описание будет "Бизнес-класс". Если класс обслуживания "<text:span text:style-name="T1">Comfort</text:span>", описание будет "Комфорт"<text:span text:style-name="T1">.</text:span></text:p>
      <text:p text:style-name="Standard"/>
      <text:p text:style-name="P6"><text:span text:style-name="T5">SELECT</text:span><text:span text:style-name="T7"> *,</text:span></text:p>
      <text:p text:style-name="P6"><text:span text:style-name="T7"><text:s text:c="7"/></text:span><text:span text:style-name="T5">CASE</text:span><text:span text:style-name="T7"> </text:span></text:p>
      <text:p text:style-name="P6"><text:span text:style-name="T7"><text:s text:c="11"/></text:span><text:span text:style-name="T5">WHEN</text:span><text:span text:style-name="T7"> fare_conditions = </text:span><text:span text:style-name="T13">'Economy'</text:span><text:span text:style-name="T7"> </text:span><text:span text:style-name="T5">THEN</text:span><text:span text:style-name="T7"> </text:span><text:span text:style-name="T13">'Эконом-класс'</text:span></text:p>
      <text:p text:style-name="P6"><text:span text:style-name="T7"><text:s text:c="11"/></text:span><text:span text:style-name="T5">WHEN</text:span><text:span text:style-name="T7"> fare_conditions = </text:span><text:span text:style-name="T13">'Business'</text:span><text:span text:style-name="T7"> <text:s/></text:span><text:span text:style-name="T5">THEN</text:span><text:span text:style-name="T7"> </text:span><text:span text:style-name="T13">'Бизнес-класс'</text:span></text:p>
      <text:p text:style-name="P6"><text:span text:style-name="T7"><text:s text:c="11"/></text:span><text:span text:style-name="T5">WHEN</text:span><text:span text:style-name="T7"> fare_conditions = </text:span><text:span text:style-name="T13">'Comfort'</text:span><text:span text:style-name="T7"> <text:s/></text:span><text:span text:style-name="T5">THEN</text:span><text:span text:style-name="T7"> </text:span><text:span text:style-name="T13">'Комфорт'</text:span></text:p>
      <text:p text:style-name="P6"><text:span text:style-name="T7"><text:s text:c="11"/></text:span><text:span text:style-name="T5">ELSE</text:span><text:span text:style-name="T7"> </text:span><text:span text:style-name="T13">'Неизвестно'</text:span></text:p>
      <text:p text:style-name="P6"><text:span text:style-name="T7"><text:s text:c="7"/></text:span><text:span text:style-name="T5">END</text:span><text:span text:style-name="T7"> </text:span><text:span text:style-name="T5">AS</text:span><text:span text:style-name="T7"> class_description</text:span></text:p>
      <text:p text:style-name="Standard"><text:span text:style-name="T5">FROM</text:span><text:span text:style-name="T7"> seats</text:span><text:span text:style-name="T10">;</text:span></text:p>
      <text:p text:style-name="Standard"/>
      <text:p text:style-name="Standard"><text:span text:style-name="T3">*</text:span>Задание 4: Задание для таблицы "flights": Напишите запрос, который добавляет столбец "departure_status", содержащий информацию о статусе вылета рейса на основе фактического времени вылета и запланированного времени вылета. Если фактическое время вылета совпадает с запланированным временем вылета, статус будет "On time". Если фактическое время вылета превышает запланированное время вылета, статус будет "Delayed". Если фактическое время вылета не указано, статус будет "Scheduled".</text:p>
      <text:p text:style-name="Standard"/>
      <text:p text:style-name="P6"><text:span text:style-name="T5">SELECT</text:span><text:span text:style-name="T7"> *,</text:span></text:p>
      <text:p text:style-name="P6"><text:span text:style-name="T7"><text:s text:c="7"/></text:span><text:span text:style-name="T5">CASE</text:span><text:span text:style-name="T7"> </text:span></text:p>
      <text:p text:style-name="P6"><text:span text:style-name="T7"><text:s text:c="11"/></text:span><text:span text:style-name="T5">WHEN</text:span><text:span text:style-name="T7"> actual_departure = scheduled_departure </text:span><text:span text:style-name="T5">THEN</text:span><text:span text:style-name="T7"> </text:span><text:span text:style-name="T13">'On time'</text:span></text:p>
      <text:p text:style-name="P6"><text:span text:style-name="T7"><text:s text:c="11"/></text:span><text:span text:style-name="T5">WHEN</text:span><text:span text:style-name="T7"> actual_departure &gt; scheduled_departure <text:s/></text:span><text:span text:style-name="T5">THEN</text:span><text:span text:style-name="T7"> </text:span><text:span text:style-name="T13">'Delayed'</text:span></text:p>
      <text:p text:style-name="P6"><text:span text:style-name="T7"><text:s text:c="11"/></text:span><text:span text:style-name="T5">ELSE</text:span><text:span text:style-name="T7"> </text:span><text:span text:style-name="T13">'Scheduled'</text:span></text:p>
      <text:p text:style-name="P6"><text:span text:style-name="T7"><text:s text:c="7"/></text:span><text:span text:style-name="T5">END</text:span><text:span text:style-name="T7"> </text:span><text:span text:style-name="T5">AS</text:span><text:span text:style-name="T7"> departure_status</text:span></text:p>
      <text:p text:style-name="Standard"><text:span text:style-name="T5">FROM</text:span><text:span text:style-name="T7"> flights</text:span><text:span text:style-name="T10">;</text:span></text:p>
      <text:p text:style-name="Standard"/>
      <text:p text:style-name="Standard"/>
      <text:h text:style-name="P3" text:outline-level="1"><text:soft-page-break/>Часть 4</text:h>
      <text:p text:style-name="Standard">Задание 1: Найдите все аэропорты, которые находятся в городах "Грозный" и "Ижевск".</text:p>
      <text:p text:style-name="Standard"/>
      <text:p text:style-name="P6"><text:span text:style-name="T5">SELECT</text:span><text:span text:style-name="T7"> *</text:span></text:p>
      <text:p text:style-name="P6"><text:span text:style-name="T5">FROM</text:span><text:span text:style-name="T7"> airports</text:span></text:p>
      <text:p text:style-name="Standard"><text:span text:style-name="T5">WHERE</text:span><text:span text:style-name="T7"> <text:s/>city <text:s/>= </text:span><text:span text:style-name="T13">'Грозный'</text:span><text:span text:style-name="T7"> </text:span><text:span text:style-name="T5">or</text:span><text:span text:style-name="T7"> city <text:s/>= </text:span><text:span text:style-name="T13">'Ижевск'</text:span><text:span text:style-name="T10">;</text:span></text:p>
      <text:p text:style-name="Standard"/>
      <text:p text:style-name="Standard">Задание 2: Найдите все аэропорты, для которых код аэропорта (IATA) находится в списке (IKT, REN, KXK). </text:p>
      <text:p text:style-name="Standard"/>
      <text:p text:style-name="P6"><text:span text:style-name="T5">SELECT</text:span><text:span text:style-name="T7"> *</text:span></text:p>
      <text:p text:style-name="P6"><text:span text:style-name="T5">FROM</text:span><text:span text:style-name="T7"> airports</text:span></text:p>
      <text:p text:style-name="Standard"><text:span text:style-name="T5">WHERE</text:span><text:span text:style-name="T7"> <text:s/>airport_code </text:span><text:span text:style-name="T5">in</text:span><text:span text:style-name="T7"> (</text:span><text:span text:style-name="T13">'IKT'</text:span><text:span text:style-name="T7">, </text:span><text:span text:style-name="T13">'REN'</text:span><text:span text:style-name="T7">, </text:span><text:span text:style-name="T13">'KXK'</text:span><text:span text:style-name="T7">)</text:span><text:span text:style-name="T10">;</text:span></text:p>
      <text:p text:style-name="Standard"/>
      <text:p text:style-name="Standard"/>
      <text:p text:style-name="Standard">Задание 3: Найдите все аэропорты, для которых код аэропорта (IATA) не находится в списке (AER, NBC, KRR, PKC). </text:p>
      <text:p text:style-name="Standard"/>
      <text:p text:style-name="P6"><text:span text:style-name="T5">SELECT</text:span><text:span text:style-name="T7"> *</text:span></text:p>
      <text:p text:style-name="P6"><text:span text:style-name="T5">FROM</text:span><text:span text:style-name="T7"> airports</text:span></text:p>
      <text:p text:style-name="Standard"><text:span text:style-name="T5">WHERE</text:span><text:span text:style-name="T7"> <text:s/>airport_code </text:span><text:span text:style-name="T5">not</text:span><text:span text:style-name="T7"> <text:s/></text:span><text:span text:style-name="T5">in</text:span><text:span text:style-name="T7"> (</text:span><text:span text:style-name="T13">'AER'</text:span><text:span text:style-name="T7">, </text:span><text:span text:style-name="T13">'NBC'</text:span><text:span text:style-name="T7">, </text:span><text:span text:style-name="T13">'KRR'</text:span><text:span text:style-name="T7">, </text:span><text:span text:style-name="T13">'PKC'</text:span><text:span text:style-name="T7">)</text:span><text:span text:style-name="T10">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 fo:text-align="center" style:justify-single-word="false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979cm" fo:margin-left="1.61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979cm" fo:margin-left="1.61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ksandr Startov</meta:initial-creator>
    <meta:editing-cycles>115</meta:editing-cycles>
    <meta:creation-date>2023-04-25T23:09:00</meta:creation-date>
    <dc:date>2023-07-14T21:17:37.611000000</dc:date>
    <meta:editing-duration>PT7H28M53S</meta:editing-duration>
    <meta:generator>LibreOffice/7.4.1.2$Windows_X86_64 LibreOffice_project/3c58a8f3a960df8bc8fd77b461821e42c061c5f0</meta:generator>
    <meta:document-statistic meta:table-count="0" meta:image-count="0" meta:object-count="0" meta:page-count="6" meta:paragraph-count="99" meta:word-count="735" meta:character-count="5683" meta:non-whitespace-character-count="4775"/>
    <meta:user-defined meta:name="AppVersion">16.0000</meta:user-defined>
    <meta:template xlink:type="simple" xlink:actuate="onRequest" xlink:title="Шаблон  Цифра .dotx" xlink:href=""/>
  </office:meta>
</office:document-meta>
</file>